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71.65mm"/>
    </style:style>
    <style:style style:name="co3" style:family="table-column">
      <style:table-column-properties fo:break-before="auto" style:column-width="26.04mm"/>
    </style:style>
    <style:style style:name="co4" style:family="table-column">
      <style:table-column-properties fo:break-before="auto" style:column-width="37.09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05.66mm"/>
    </style:style>
    <style:style style:name="co8" style:family="table-column">
      <style:table-column-properties fo:break-before="auto" style:column-width="63.36mm"/>
    </style:style>
    <style:style style:name="co9" style:family="table-column">
      <style:table-column-properties fo:break-before="auto" style:column-width="22.82mm"/>
    </style:style>
    <style:style style:name="co10" style:family="table-column">
      <style:table-column-properties fo:break-before="auto" style:column-width="97.0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ProductBacklog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74pt solid #000000" style:rotation-align="none"/>
      <style:text-properties style:text-position="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text-position="" fo:font-size="12pt" style:font-size-asian="12pt" style:font-size-complex="12pt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text-position="" fo:font-size="12pt" style:font-size-asian="12pt" style:font-size-complex="12pt"/>
    </style:style>
    <style:style style:name="ce19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4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style:text-position="" fo:font-size="12pt" style:font-size-asian="12pt" style:font-size-complex="12pt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text-position="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style:text-position="" fo:font-size="12pt" style:font-size-asian="12pt" style:font-size-complex="12pt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text-position=""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size="12pt" style:font-size-asian="12pt" style:font-size-complex="12pt"/>
    </style:style>
    <style:style style:name="ce9" style:family="table-cell" style:parent-style-name="Default">
      <style:text-properties style:text-position="" fo:font-size="12pt" style:font-size-asian="12pt" style:font-size-complex="12pt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fix" style:repeat-content="false" fo:border-left="2.49pt solid #000000" fo:border-right="0.74pt solid #000000" style:rotation-align="none" fo:border-top="0.74pt solid #000000"/>
      <style:paragraph-properties fo:text-align="center" fo:margin-left="0mm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" style:family="table-cell" style:parent-style-name="Default">
      <style:table-cell-properties style:diagonal-bl-tr="none" style:diagonal-tl-br="none" fo:border="0.74pt solid #000000" style:rotation-align="none"/>
      <style:text-properties fo:font-size="12pt" style:font-size-asian="12pt" style:font-size-complex="12pt"/>
    </style:style>
    <style:style style:name="ce49" style:family="table-cell" style:parent-style-name="Default">
      <style:table-cell-properties style:diagonal-bl-tr="none" style:diagonal-tl-br="none" fo:border="0.74pt solid #000000" style:rotation-align="none"/>
      <style:text-properties fo:color="#ff0000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color="#ff0000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49pt solid #000000" style:diagonal-bl-tr="none" style:diagonal-tl-br="none" fo:border-left="0.74pt solid #000000" fo:border-right="0.74pt solid #000000" style:rotation-align="none" fo:border-top="0.74pt solid #000000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59" style:family="table-cell" style:parent-style-name="Default">
      <style:table-cell-properties fo:border-bottom="2.49pt solid #000000" style:diagonal-bl-tr="none" style:diagonal-tl-br="none" fo:border-left="0.74pt solid #000000" fo:border-right="2.49pt solid #000000" style:rotation-align="none" fo:border-top="0.74pt solid #000000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size="12pt" style:font-size-asian="12pt" style:font-size-complex="12pt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3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66" style:family="table-cell" style:parent-style-name="Default">
      <style:table-cell-properties fo:border-bottom="1.5pt solid #000000" fo:background-color="#ffff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color="#000000" fo:font-size="12pt" style:font-size-asian="12pt" style:font-size-complex="12pt"/>
    </style:style>
    <style:style style:name="ce67" style:family="table-cell" style:parent-style-name="Default">
      <style:table-cell-properties fo:border-bottom="1.5pt solid #000000" style:text-align-source="fix" style:repeat-content="false" fo:border-left="3pt solid #000000" fo:border-right="1.5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1.5pt solid #000000" fo:border-left="3pt solid #000000" fo:border-right="1.5pt solid #000000" fo:border-top="1.5pt solid #000000"/>
    </style:style>
    <style:style style:name="ce69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color="#000000"/>
    </style:style>
    <style:style style:name="ce70" style:family="table-cell" style:parent-style-name="Default">
      <style:table-cell-properties fo:border-bottom="1.5pt solid #000000" fo:border-left="3pt solid #000000" fo:border-right="1.5pt solid #000000" fo:border-top="1.5pt solid #000000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1.5pt solid #000000" style:text-align-source="fix" style:repeat-content="false" fo:border-left="3pt solid #000000" fo:border-right="3pt solid #000000" fo:border-top="1.5pt solid #000000" style:vertical-align="middle"/>
      <style:paragraph-properties fo:text-align="center"/>
    </style:style>
    <style:style style:name="ce73" style:family="table-cell" style:parent-style-name="Default">
      <style:table-cell-properties fo:border-bottom="3pt solid #000000" style:text-align-source="fix" style:repeat-content="false" fo:border-left="3pt solid #000000" fo:border-right="3pt solid #000000" fo:border-top="1.5pt solid #000000" style:vertical-align="middle"/>
      <style:paragraph-properties fo:text-align="center"/>
      <style:text-properties fo:font-size="12pt" style:font-size-asian="12pt" style:font-size-complex="12pt"/>
    </style:style>
    <style:style style:name="ce74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bold" style:font-weight-asian="bold" style:font-weight-complex="bold"/>
    </style:style>
    <style:style style:name="ce78" style:family="table-cell" style:parent-style-name="Default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order-bottom="3pt solid #000000" style:text-align-source="fix" style:repeat-content="false" fo:border-left="1.5pt solid #000000" fo:border-right="1.5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0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style:font-size-asian="12pt" style:font-size-complex="12pt"/>
    </style:style>
    <style:style style:name="ce81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weight="normal" style:font-weight-asian="normal" style:font-weight-complex="normal"/>
    </style:style>
    <style:style style:name="ce82" style:family="table-cell" style:parent-style-name="Default" style:data-style-name="N37">
      <style:table-cell-properties style:text-align-source="fix" style:repeat-content="false" fo:border="1.5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3pt solid #000000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  <style:style style:name="ce85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1.5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weight="normal" style:font-weight-asian="normal" style:font-weight-complex="normal"/>
    </style:style>
    <style:style style:name="ce87" style:family="table-cell" style:parent-style-name="Default">
      <style:table-cell-properties fo:border-bottom="3pt solid #000000" style:text-align-source="fix" style:repeat-content="false" fo:border-left="1.5pt solid #000000" fo:border-right="3pt solid #000000" fo:border-top="1.5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roductBacklo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8" table:default-cell-style-name="ce9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DUCT BACKLOG</text:p>
          </table:table-cell>
          <table:covered-table-cell table:number-columns-repeated="3" table:style-name="ce10"/>
          <table:covered-table-cell table:style-name="ce20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EPIC: Software para controle interno - Difoccus Produções</text:p>
          </table:table-cell>
          <table:covered-table-cell table:number-columns-repeated="3" table:style-name="ce11"/>
          <table:covered-table-cell table:style-name="ce21"/>
          <table:table-cell table:style-name="ce25"/>
          <table:table-cell table:style-name="ce27" office:value-type="string" calcext:value-type="string">
            <text:p>Sprint 1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5" table:number-rows-spanned="1">
            <text:p>CHAPTER 1: AUTENTICAÇÃO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number-columns-repeated="101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Efetuar Login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Efetuar Logoff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Esqueci minha senha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2: FUNCIONÁRI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adastr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Listar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Visualiza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Busc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Editar funcionário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4" office:value-type="string" calcext:value-type="string">
            <text:p>Excluir funcionári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/>
          <table:table-cell table:style-name="ce16"/>
          <table:table-cell table:style-name="Default"/>
          <table:table-cell table:number-columns-repeated="1016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Gerar relatório de funcionári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2"/>
          <table:table-cell table:style-name="Default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3" office:value-type="string" calcext:value-type="string" table:number-columns-spanned="5" table:number-rows-spanned="1">
            <text:p>CHAPTER 3: CONTRATOS</text:p>
          </table:table-cell>
          <table:covered-table-cell table:number-columns-repeated="3" table:style-name="ce12"/>
          <table:covered-table-cell table:style-name="ce22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4"/>
          <table:table-cell table:style-name="Default"/>
          <table:table-cell table:style-name="ce26" table:number-columns-repeated="1013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4" office:value-type="string" calcext:value-type="string">
            <text:p>Cadastrar contrat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4" office:value-type="string" calcext:value-type="string">
            <text:p>Listar contrat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4" office:value-type="string" calcext:value-type="string">
            <text:p>Visualiza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4" office:value-type="string" calcext:value-type="string">
            <text:p>Busc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Editar contrat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4" office:value-type="string" calcext:value-type="string">
            <text:p>Excluir contrat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string" calcext:value-type="string">
            <text:p>Gerar relatório de contrat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CHAPTER 4: FORMANDOS</text:p>
          </table:table-cell>
          <table:covered-table-cell table:number-columns-repeated="3" table:style-name="ce12"/>
          <table:covered-table-cell table:style-name="ce22"/>
          <table:table-cell table:number-columns-repeated="1019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1018"/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Cadastrar formando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Listar formandos</text:p>
          </table:table-cell>
          <table:table-cell table:style-name="ce13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Default" office:value-type="string" calcext:value-type="string">
            <text:p>Visualizar formando</text:p>
          </table:table-cell>
          <table:table-cell table:style-name="ce18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3" office:value-type="string" calcext:value-type="string">
            <text:p>Busc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3" office:value-type="string" calcext:value-type="string">
            <text:p>Editar formando</text:p>
          </table:table-cell>
          <table:table-cell table:style-name="ce17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5"/>
          <table:table-cell table:style-name="ce13"/>
          <table:table-cell table:number-columns-repeated="1013"/>
        </table:table-row>
        <table:table-row table:style-name="ro1">
          <table:table-cell table:style-name="ce5" office:value-type="float" office:value="23" calcext:value-type="float">
            <text:p>23</text:p>
          </table:table-cell>
          <table:table-cell table:style-name="ce13" office:value-type="string" calcext:value-type="string">
            <text:p>Excluir formando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Gerar relatório de formandos</text:p>
          </table:table-cell>
          <table:table-cell table:style-name="ce17" office:value-type="string" calcext:value-type="string">
            <text:p>Crítico</text:p>
          </table:table-cell>
          <table:table-cell table:style-name="ce13"/>
          <table:table-cell table:style-name="ce23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 table:number-columns-spanned="5" table:number-rows-spanned="1">
            <text:p>CHAPTER 5: INFRAESTRUTURA</text:p>
          </table:table-cell>
          <table:covered-table-cell table:number-columns-repeated="3" table:style-name="ce12"/>
          <table:covered-table-cell table:style-name="ce22"/>
          <table:table-cell table:number-columns-repeated="5"/>
          <table:table-cell table:style-name="Default"/>
          <table:table-cell table:number-columns-repeated="1013"/>
        </table:table-row>
        <table:table-row table:style-name="ro1">
          <table:table-cell table:style-name="ce4" office:value-type="string" calcext:value-type="string">
            <text:p>ID</text:p>
          </table:table-cell>
          <table:table-cell table:style-name="ce11" office:value-type="string" calcext:value-type="string">
            <text:p>Nome</text:p>
          </table:table-cell>
          <table:table-cell table:style-name="ce11" office:value-type="string" calcext:value-type="string">
            <text:p>Importância</text:p>
          </table:table-cell>
          <table:table-cell table:style-name="ce11" office:value-type="string" calcext:value-type="string">
            <text:p>Como demonstrar</text:p>
          </table:table-cell>
          <table:table-cell table:style-name="ce21" office:value-type="string" calcext:value-type="string">
            <text:p>Notas</text:p>
          </table:table-cell>
          <table:table-cell table:style-name="ce26" table:number-columns-repeated="5"/>
          <table:table-cell table:style-name="Default"/>
          <table:table-cell table:style-name="ce26" table:number-columns-repeated="1012"/>
          <table:table-cell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14" office:value-type="string" calcext:value-type="string">
            <text:p>Criar repositório do projeto no GitHub</text:p>
          </table:table-cell>
          <table:table-cell table:style-name="ce13" office:value-type="string" calcext:value-type="string">
            <text:p>Importante</text:p>
          </table:table-cell>
          <table:table-cell table:style-name="ce13"/>
          <table:table-cell table:style-name="ce23"/>
          <table:table-cell table:number-columns-repeated="1019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15" office:value-type="string" calcext:value-type="string">
            <text:p>Criar projeto no NetBeans</text:p>
          </table:table-cell>
          <table:table-cell table:style-name="ce19" office:value-type="string" calcext:value-type="string">
            <text:p>Crítico</text:p>
          </table:table-cell>
          <table:table-cell table:style-name="ce19"/>
          <table:table-cell table:style-name="ce24"/>
          <table:table-cell table:number-columns-repeated="1019"/>
        </table:table-row>
        <table:table-row table:style-name="ro1">
          <table:table-cell table:style-name="ce8"/>
          <table:table-cell table:style-name="ce16"/>
          <table:table-cell table:number-columns-repeated="1022"/>
        </table:table-row>
        <table:table-row table:style-name="ro1" table:number-rows-repeated="14">
          <table:table-cell table:style-name="ce8"/>
          <table:table-cell table:number-columns-repeated="1023"/>
        </table:table-row>
        <table:table-row table:style-name="ro1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1" table:style-name="ta2">
        <office:forms form:automatic-focus="false" form:apply-design-mode="false"/>
        <table:table-column table:style-name="co7" table:default-cell-style-name="ce44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number-columns-repeated="1020" table:default-cell-style-name="ce44"/>
        <table:table-row table:style-name="ro1">
          <table:table-cell table:style-name="ce63" office:value-type="string" calcext:value-type="string" table:number-columns-spanned="4" table:number-rows-spanned="1">
            <text:p>SPRINT 1</text:p>
          </table:table-cell>
          <table:covered-table-cell table:number-columns-repeated="2" table:style-name="ce74"/>
          <table:covered-table-cell table:style-name="ce83"/>
          <table:table-cell table:number-columns-repeated="1020"/>
        </table:table-row>
        <table:table-row table:style-name="ro1">
          <table:table-cell table:style-name="ce64" office:value-type="string" calcext:value-type="string">
            <text:p>Início:</text:p>
          </table:table-cell>
          <table:table-cell table:style-name="ce75" office:value-type="string" calcext:value-type="string" table:number-columns-spanned="3" table:number-rows-spanned="1">
            <text:p>12 de Setem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4" office:value-type="string" calcext:value-type="string">
            <text:p>Final:</text:p>
          </table:table-cell>
          <table:table-cell table:style-name="ce75" office:value-type="string" calcext:value-type="string" table:number-columns-spanned="3" table:number-rows-spanned="1">
            <text:p>10 e 13 de Outubro de 2016</text:p>
          </table:table-cell>
          <table:covered-table-cell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5 – Criar repositório do projeto no GitHub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Realizar Treinamento n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Instalar o Git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09-15" calcext:value-type="date">
            <text:p>15/09/16</text:p>
          </table:table-cell>
          <table:table-cell table:style-name="ce84" office:value-type="string" calcext:value-type="string">
            <text:p>Tarefa realizada no dia 15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finir a estrutura de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repositório do projeto e compartilhar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Organizar os documentos do projeto nas pasta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 office:value-type="string" calcext:value-type="string">
            <text:p>Tarefa realizada no dia 14/09/16.</text:p>
          </table:table-cell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26 – Criar projeto no NetBean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Criar o projeto no NetBeans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Gravar o projeto no repositório</text:p>
          </table:table-cell>
          <table:table-cell table:style-name="ce76" office:value-type="string" calcext:value-type="string">
            <text:p>Rodrigo Maria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4 - Cadastr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6" calcext:value-type="date">
            <text:p>1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finir estilo utilizando PrimeFac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Criar o script do BD – tabela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cadastr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0"/>
          <table:table-cell table:style-name="ce76" table:number-columns-repeated="2"/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5 - Listar funcionários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r a interface HTML para listagem de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2" office:value-type="date" office:date-value="2016-09-26" calcext:value-type="date">
            <text:p>26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Testar a funcionalidade de listagem de funcionários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6 – Visualiz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8" calcext:value-type="date">
            <text:p>28/09/16</text:p>
          </table:table-cell>
          <table:table-cell table:style-name="ce86" office:value-type="string" calcext:value-type="string">
            <text:p>Inclusão do botão visualizar na página Listar funcionários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Testar a funcionalidade de visualiza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7 – Buscar funcionário</text:p>
          </table:table-cell>
          <table:covered-table-cell table:number-columns-repeated="2" table:style-name="ce76"/>
          <table:covered-table-cell table:style-name="ce84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09-29" calcext:value-type="date">
            <text:p>29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3"/>
          <table:table-cell table:style-name="Default" table:number-columns-repeated="9"/>
          <table:table-cell table:number-columns-repeated="1008"/>
        </table:table-row>
        <table:table-row table:style-name="ro1">
          <table:table-cell table:style-name="ce68" office:value-type="string" calcext:value-type="string">
            <text:p>Implementar o método Buscar funcionário (Controle e DAO)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Jonas Ayres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Jonas Ayres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8 – Edita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1" calcext:value-type="date">
            <text:p>21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9 – Excluir funcionári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2" calcext:value-type="date">
            <text:p>22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3" calcext:value-type="date">
            <text:p>23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funcionári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funcionári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funcionári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1 - Cadastr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19" calcext:value-type="date">
            <text:p>1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1" calcext:value-type="date">
            <text:p>21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cliente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validações (lado servidor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2" calcext:value-type="date">
            <text:p>22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Implementar as classes de acesso ao BD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Criar o script do BD – tabela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3" calcext:value-type="date">
            <text:p>23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cadastro de contrato</text:p>
          </table:table-cell>
          <table:table-cell table:style-name="ce76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2 - Listar contratos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6" calcext:value-type="date">
            <text:p>26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r a interface HTML para listagem de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09-27" calcext:value-type="date">
            <text:p>27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Testar a funcionalidade de listagem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3 – Visualiz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4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r a interface HTML</text:p>
          </table:table-cell>
          <table:table-cell table:style-name="ce78" office:value-type="string" calcext:value-type="string">
            <text:p>Andrius da Silva</text:p>
          </table:table-cell>
          <table:table-cell table:style-name="ce82" office:value-type="date" office:date-value="2016-09-29" calcext:value-type="date">
            <text:p>29/09/16</text:p>
          </table:table-cell>
          <table:table-cell table:style-name="ce86" office:value-type="string" calcext:value-type="string">
            <text:p>Inclusão do botão visualizar na página Listar contratos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Desabilitar os campos no HTML para bloqueio de ediçã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visualiza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1" table:number-columns-spanned="4" table:number-rows-spanned="1"/>
          <table:covered-table-cell table:number-columns-repeated="2" table:style-name="ce77"/>
          <table:covered-table-cell table:style-name="ce85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4 – Busc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Buscar contrato (Controle e DAO)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Andrius da Silva</text:p>
          </table:table-cell>
          <table:table-cell table:style-name="ce81" office:value-type="date" office:date-value="2016-10-04" calcext:value-type="date">
            <text:p>04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busca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Andrius da Silv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2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5 – Edita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7" calcext:value-type="date">
            <text:p>27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dita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8" calcext:value-type="date">
            <text:p>28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dição de contrato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5" table:number-columns-spanned="4" table:number-rows-spanned="1"/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6" office:value-type="string" calcext:value-type="string" table:number-columns-spanned="4" table:number-rows-spanned="1">
            <text:p>Estória de Usuário: 16 – Excluir contrato</text:p>
          </table:table-cell>
          <table:covered-table-cell table:number-columns-repeated="2" table:style-name="ce76"/>
          <table:covered-table-cell table:style-name="ce84"/>
          <table:table-cell table:number-columns-repeated="1020"/>
        </table:table-row>
        <table:table-row table:style-name="ro1">
          <table:table-cell table:style-name="ce67" office:value-type="string" calcext:value-type="string">
            <text:p>Tarefa</text:p>
          </table:table-cell>
          <table:table-cell table:style-name="ce77" office:value-type="string" calcext:value-type="string">
            <text:p>Responsável</text:p>
          </table:table-cell>
          <table:table-cell table:style-name="ce77" office:value-type="string" calcext:value-type="string">
            <text:p>Data Entrega</text:p>
          </table:table-cell>
          <table:table-cell table:style-name="ce85" office:value-type="string" calcext:value-type="string">
            <text:p>Observação</text:p>
          </table:table-cell>
          <table:table-cell table:number-columns-repeated="1020"/>
        </table:table-row>
        <table:table-row table:style-name="ro1">
          <table:table-cell table:style-name="ce68" office:value-type="string" calcext:value-type="string">
            <text:p>Escrever a estória de usuário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29" calcext:value-type="date">
            <text:p>29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Modelar as classe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Criar diagrama de sequência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09-30" calcext:value-type="date">
            <text:p>30/09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Implementar o método Excluir contrato (Controle e DAO)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Ajuste de página HTML Listar contratos</text:p>
          </table:table-cell>
          <table:table-cell table:style-name="ce78" office:value-type="string" calcext:value-type="string">
            <text:p>Rodrigo Maria</text:p>
          </table:table-cell>
          <table:table-cell table:style-name="ce81" office:value-type="date" office:date-value="2016-10-03" calcext:value-type="date">
            <text:p>03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Testar a funcionalidade de exclusão de contratos</text:p>
          </table:table-cell>
          <table:table-cell table:style-name="ce78" office:value-type="string" calcext:value-type="string">
            <text:p>Todos participam</text:p>
          </table:table-cell>
          <table:table-cell table:style-name="ce80" office:value-type="date" office:date-value="2016-10-05" calcext:value-type="date">
            <text:p>05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8" office:value-type="string" calcext:value-type="string">
            <text:p>Refinamento implementação (após testes)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06" calcext:value-type="date">
            <text:p>06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69" office:value-type="string" calcext:value-type="string">
            <text:p>Demonstrar a estória</text:p>
          </table:table-cell>
          <table:table-cell table:style-name="ce78" office:value-type="string" calcext:value-type="string">
            <text:p>Rodrigo Maria</text:p>
          </table:table-cell>
          <table:table-cell table:style-name="ce80" office:value-type="date" office:date-value="2016-10-10" calcext:value-type="date">
            <text:p>10/10/16</text:p>
          </table:table-cell>
          <table:table-cell table:style-name="ce85"/>
          <table:table-cell table:number-columns-repeated="1020"/>
        </table:table-row>
        <table:table-row table:style-name="ro1">
          <table:table-cell table:style-name="ce73" table:number-columns-spanned="4" table:number-rows-spanned="1"/>
          <table:covered-table-cell table:number-columns-repeated="2" table:style-name="ce79"/>
          <table:covered-table-cell table:style-name="ce87"/>
          <table:table-cell table:number-columns-repeated="1020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6">00/00/0000</text:date>, <text:time style:data-style-name="N2" text:time-value="09:51:38.56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roductBacklog" style:display-name="PageStyle_ProductBack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talentAyres '</meta:initial-creator>
    <meta:creation-date>2016-09-04T19:56:37</meta:creation-date>
    <dc:date>2016-09-16T09:52:22.385000000</dc:date>
    <meta:generator>LibreOffice/5.0.5.2$Windows_X86_64 LibreOffice_project/55b006a02d247b5f7215fc6ea0fde844b30035b3</meta:generator>
    <meta:editing-duration>PT1H42M41S</meta:editing-duration>
    <meta:editing-cycles>44</meta:editing-cycles>
    <meta:document-statistic meta:table-count="2" meta:cell-count="516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